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Courier Ne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xx" style:country-asian="none" style:font-style-asian="normal" style:font-weight-asian="normal" style:font-name-complex="Cumberland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1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default-cell-style-name="ce17"/>
        <table:table-column table:style-name="co4" table:default-cell-style-name="ce7"/>
        <table:table-column table:style-name="co6" table:number-columns-repeated="1015" table:default-cell-style-name="ce7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9" office:value-type="string">
            <text:p>REV.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<text:s/>beeX: archive marker</text:p>
          </table:table-cell>
          <table:covered-table-cell table:number-columns-repeated="2" table:style-name="ce9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3"/>
          <table:table-cell table:style-name="ce12" office:value-type="string">
            <text:p>HEADER.BINDING = 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 table:number-columns-repeated="5"/>
          <table:table-cell table:style-name="ce13" office:value-type="string">
            <text:p><text:s/>HEADER.TYPE[∞][0]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s/>ARC.DATA</text:p>
          </table:table-cell>
          <table:table-cell/>
          <table:table-cell table:style-name="ce12" office:value-type="string">
            <text:p><text:s/>HEADER.CUSTOM = 1</text:p>
          </table:table-cell>
          <table:table-cell table:number-columns-repeated="3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/>
          <table:table-cell table:style-name="ce13" office:value-type="string">
            <text:p><text:s/>HEADER.TYPE[∞][1]</text:p>
          </table:table-cell>
          <table:table-cell table:number-columns-repeated="3"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3" office:value-type="string">
            <text:p><text:s/>HEADER.FLAGS[∞]</text:p>
          </table:table-cell>
          <table:table-cell table:number-columns-repeated="3"/>
          <table:table-cell table:style-name="ce14" office:value-type="string">
            <text:p><text:s/>-&gt;ARC.ID[∞]</text:p>
          </table:table-cell>
          <table:table-cell/>
          <table:table-cell table:style-name="ce22" office:value-type="string">
            <text:p><text:s/>foID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18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ARC.DISK[∞]</text:p>
          </table:table-cell>
          <table:table-cell table:style-name="Default"/>
          <table:table-cell table:style-name="ce22" office:value-type="string">
            <text:p><text:s/>foDISK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. . .</text:p>
          </table:table-cell>
          <table:table-cell/>
          <table:table-cell table:style-name="ce14" office:value-type="string">
            <text:p><text:s/>-&gt;HEADER.NAMELEN[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DISKs[∞]</text:p>
          </table:table-cell>
          <table:table-cell table:style-name="Default"/>
          <table:table-cell table:style-name="ce22" office:value-type="string">
            <text:p><text:s/>foDISK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.BINDING</text:p>
          </table:table-cell>
          <table:table-cell/>
          <table:table-cell table:style-name="ce14" office:value-type="string">
            <text:p><text:s/>-&gt;HEADER.NAME[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CRC[∞]</text:p>
          </table:table-cell>
          <table:table-cell/>
          <table:table-cell table:style-name="ce22" office:value-type="string">
            <text:p><text:s/>foCRC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4" office:value-type="string">
            <text:p><text:s/>-&gt;HEADER.SIZE[∞]</text:p>
          </table:table-cell>
          <table:table-cell table:style-name="ce18"/>
          <table:table-cell table:style-name="ce14" office:value-type="string">
            <text:p><text:s/>foSIZE</text:p>
          </table:table-cell>
          <table:table-cell/>
          <table:table-cell table:style-name="ce14" office:value-type="string">
            <text:p><text:s/>-&gt;ARC.COMMENTLEN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TIME[∞]</text:p>
          </table:table-cell>
          <table:table-cell table:style-name="ce18"/>
          <table:table-cell table:style-name="ce14" office:value-type="string">
            <text:p><text:s/>foCTIME</text:p>
          </table:table-cell>
          <table:table-cell/>
          <table:table-cell table:style-name="ce14" office:value-type="string">
            <text:p><text:s/>-&gt;ARC.COMMENT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TIME[∞]</text:p>
          </table:table-cell>
          <table:table-cell table:style-name="ce18"/>
          <table:table-cell table:style-name="ce14" office:value-type="string">
            <text:p><text:s/>foMTIME</text:p>
          </table:table-cell>
          <table:table-cell/>
          <table:table-cell table:style-name="ce14" office:value-type="string">
            <text:p><text:s/>HEADER.SEEK*[∞]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18"/>
          <table:table-cell table:style-name="ce14" office:value-type="string">
            <text:p><text:s/>foATIME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18"/>
          <table:table-cell table:style-name="ce14" office:value-type="string">
            <text:p><text:s/>foATTRIBUTES</text:p>
          </table:table-cell>
          <table:table-cell/>
          <table:table-cell table:style-name="ce20" office:value-type="string">
            <text:p><text:s/>HEADER.COD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MODE[∞]</text:p>
          </table:table-cell>
          <table:table-cell table:style-name="ce18"/>
          <table:table-cell table:style-name="ce14" office:value-type="string">
            <text:p><text:s/>foMODE</text:p>
          </table:table-cell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RC[∞]</text:p>
          </table:table-cell>
          <table:table-cell table:style-name="ce18"/>
          <table:table-cell table:style-name="ce14" office:value-type="string">
            <text:p><text:s/>foCRC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>
            <text:p><text:s/>-&gt;HEADER.CODER</text:p>
          </table:table-cell>
          <table:table-cell table:style-name="ce18"/>
          <table:table-cell table:style-name="ce15" office:value-type="string">
            <text:p><text:s/>foCODER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RYPTER</text:p>
          </table:table-cell>
          <table:table-cell table:style-name="ce18"/>
          <table:table-cell table:style-name="ce15" office:value-type="string">
            <text:p><text:s/>foCRYPTER</text:p>
          </table:table-cell>
          <table:table-cell/>
          <table:table-cell table:style-name="ce14" office:value-type="string">
            <text:p><text:s/>-&gt;HEADER.CODER.METHOD</text:p>
          </table:table-cell>
          <table:table-cell table:style-name="ce7"/>
          <table:table-cell table:style-name="ce14" office:value-type="string">
            <text:p><text:s/>foMETHO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DISK[∞]</text:p>
          </table:table-cell>
          <table:table-cell table:style-name="ce18"/>
          <table:table-cell table:style-name="ce14" office:value-type="string">
            <text:p><text:s/>foDISK</text:p>
          </table:table-cell>
          <table:table-cell/>
          <table:table-cell table:style-name="ce14" office:value-type="string">
            <text:p><text:s/>-&gt;HEADER.CODER.DICTIONARY</text:p>
          </table:table-cell>
          <table:table-cell table:style-name="ce7"/>
          <table:table-cell table:style-name="ce14" office:value-type="string">
            <text:p><text:s/>foDICTIONAR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SEEK[∞]</text:p>
          </table:table-cell>
          <table:table-cell table:style-name="ce18"/>
          <table:table-cell table:style-name="ce14" office:value-type="string">
            <text:p><text:s/>foSEEK</text:p>
          </table:table-cell>
          <table:table-cell/>
          <table:table-cell table:style-name="ce14" office:value-type="string">
            <text:p><text:s/>-&gt;HEADER.CODER.TABLE</text:p>
          </table:table-cell>
          <table:table-cell table:style-name="ce7"/>
          <table:table-cell table:style-name="ce14" office:value-type="string">
            <text:p><text:s/>foTABL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ID[∞]</text:p>
          </table:table-cell>
          <table:table-cell table:style-name="ce18"/>
          <table:table-cell table:style-name="ce14" office:value-type="string">
            <text:p><text:s/>foUID</text:p>
          </table:table-cell>
          <table:table-cell/>
          <table:table-cell table:style-name="ce14" office:value-type="string">
            <text:p><text:s/>-&gt;HEADER.CODER.TEAR</text:p>
          </table:table-cell>
          <table:table-cell table:style-name="ce7"/>
          <table:table-cell table:style-name="ce14" office:value-type="string">
            <text:p><text:s/>foTE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ID[∞]</text:p>
          </table:table-cell>
          <table:table-cell table:style-name="ce18"/>
          <table:table-cell table:style-name="ce14" office:value-type="string">
            <text:p><text:s/>foGID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LEN[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ce20" office:value-type="string">
            <text:p><text:s/>HEADER.CODER = 1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[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ce13" office:value-type="string">
            <text:p><text:s/>HEADER.CODER.TYPE[∞][1]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NAMELEN[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GNAME[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MMENTLEN[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OMMENT[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/>
          <table:table-cell table:style-name="ce20" office:value-type="string">
            <text:p><text:s/>HEADER.CRYPT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21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23/06/2012</text:date>, <text:time>12.20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6-23T12:20:47.17</dc:date>
    <meta:editing-duration>PT18H32M8S</meta:editing-duration>
    <meta:editing-cycles>502</meta:editing-cycles>
    <meta:generator>LibreOffice/3.4$Win32 LibreOffice_project/340m1$Build-302</meta:generator>
    <dc:title>BEE FILE FORMAT</dc:title>
    <meta:document-statistic meta:table-count="1" meta:cell-count="103" meta:object-count="0"/>
  </office:meta>
</office:document-meta>
</file>